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5.213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4"/>
    <style:style style:name="ce18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7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Lectura Paper: No silver bullet. Responder cuestionario</text:p>
          </table:table-cell>
          <table:table-cell table:style-name="ce18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4" office:value-type="string">
            <text:p>Lectura Paper: Software Engineering missing is action. Responder cuestionario</text:p>
          </table:table-cell>
          <table:table-cell table:style-name="ce18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20">
            <text:p>120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ectura guia scrum</text:p>
          </table:table-cell>
          <table:table-cell office:value-type="date" office:date-value="2013-09-01">
            <text:p>2013-09-01</text:p>
          </table:table-cell>
          <table:table-cell office:value-type="float" office:value="60">
            <text:p>60</text:p>
          </table:table-cell>
          <table:table-cell table:style-name="ce15" office:value-type="float" office:value="80">
            <text:p>80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string">
            <text:p>Contestar cuestionario scrum</text:p>
          </table:table-cell>
          <table:table-cell office:value-type="date" office:date-value="2013-09-04">
            <text:p>2013-09-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cer resumen y publicarlo</text:p>
          </table:table-cell>
          <table:table-cell office:value-type="date" office:date-value="2013-09-05">
            <text:p>2013-09-05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atas-parte-1 (Roman Numbers y FizzBuzz)</text:p>
          </table:table-cell>
          <table:table-cell office:value-type="date" office:date-value="2013-09-09">
            <text:p>2013-09-0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clase 7: Domain-Drive Design</text:p>
          </table:table-cell>
          <table:table-cell office:value-type="date" office:date-value="2013-09-16">
            <text:p>2013-09-1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clase 8: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ctura adicional: tecnica pomodoro, formas de contratacion</text:p>
          </table:table-cell>
          <table:table-cell office:value-type="date" office:date-value="2013-09-17">
            <text:p>2013-09-1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sponder cuestionario de VSM y resultados de restropectiva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is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16" office:value-type="string">
            <text:p>Permutation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Kata de git</text:p>
          </table:table-cell>
          <table:table-cell office:value-type="date" office:date-value="2013-09-23">
            <text:p>2013-09-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 style:data-style-name="N2" text:time-value="0000-00-00T03:19:1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23T03:20:53</dc:date>
    <meta:editing-duration>PT4H59M35S</meta:editing-duration>
    <meta:editing-cycles>33</meta:editing-cycles>
    <dc:creator>Mint </dc:creator>
    <meta:document-statistic meta:table-count="2" meta:cell-count="151" meta:object-count="0"/>
  </office:meta>
</office:document-meta>
</file>